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aa6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1c1c1c" style:font-name="Liberation Serif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style:font-name="Arial" fo:font-style="normal" fo:text-shadow="none" officeooo:rsid="45184302" style:font-name-asian="Arial" style:font-style-asian="normal" style:font-name-complex="標楷體" style:text-emphasize="none"/>
    </style:style>
    <style:style style:name="T6" style:family="text">
      <style:text-properties officeooo:rsid="45184302"/>
    </style:style>
    <style:style style:name="T7" style:family="text">
      <style:text-properties officeooo:rsid="451a9d73"/>
    </style:style>
    <style:style style:name="T8" style:family="text">
      <style:text-properties officeooo:rsid="36f0a7c4"/>
    </style:style>
    <style:style style:name="T9" style:family="text">
      <style:text-properties style:font-name="標楷體1"/>
    </style:style>
    <style:style style:name="T10" style:family="text">
      <style:text-properties style:font-name="標楷體1" officeooo:rsid="45242fae"/>
    </style:style>
    <style:style style:name="T11" style:family="text">
      <style:text-properties style:font-name="標楷體1" style:font-name-asian="標楷體1"/>
    </style:style>
    <style:style style:name="T12" style:family="text">
      <style:text-properties style:font-name="標楷體1" officeooo:rsid="45270db9" style:font-name-asian="標楷體1"/>
    </style:style>
    <style:style style:name="T13" style:family="text">
      <style:text-properties style:font-name="標楷體1" officeooo:rsid="456a0b29" style:font-name-asian="標楷體1"/>
    </style:style>
    <style:style style:name="T14" style:family="text">
      <style:text-properties style:font-name="標楷體1" officeooo:rsid="456beca9" style:font-name-asian="標楷體1"/>
    </style:style>
    <style:style style:name="T15" style:family="text">
      <style:text-properties style:font-name="標楷體1" officeooo:rsid="4571296f" style:font-name-asian="標楷體1"/>
    </style:style>
    <style:style style:name="T16" style:family="text">
      <style:text-properties officeooo:rsid="45270db9"/>
    </style:style>
    <style:style style:name="T17" style:family="text">
      <style:text-properties style:font-name="Arial" officeooo:rsid="45184302" style:font-name-asian="Arial"/>
    </style:style>
    <style:style style:name="T18" style:family="text">
      <style:text-properties style:font-name="Arial" officeooo:rsid="451a9d73" style:font-name-asian="Arial"/>
    </style:style>
    <style:style style:name="T19" style:family="text">
      <style:text-properties officeooo:rsid="45544b8d"/>
    </style:style>
    <style:style style:name="T20" style:family="text">
      <style:text-properties officeooo:rsid="456a0b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58043640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45">量變、質變。</text:p>
              <text:list>
                <text:list-item>
                  <text:p text:style-name="P44">從 某一特定個體 變成 該個體<text:span text:style-name="T2"> </text:span><text:span text:style-name="T5">↔</text:span><text:span text:style-name="T3"> 量變</text:span>。</text:p>
                </text:list-item>
                <text:list-item>
                  <text:p text:style-name="P38">從 某一特定個體 變成 其他個體 <text:span text:style-name="T17">↔</text:span><text:span text:style-name="T6"> 質變</text:span>。</text:p>
                </text:list-item>
              </text:list>
            </text:list-item>
            <text:list-item>
              <text:p text:style-name="P42">量變、質變。</text:p>
              <text:list>
                <text:list-item>
                  <text:p text:style-name="P43"><text:span text:style-name="T3">振幅型、編碼型、光型、磁場型、位能型、能量型、宗態層級型 </text:span><text:span text:style-name="T2">量變、質變</text:span>。</text:p>
                </text:list-item>
              </text:list>
            </text:list-item>
            <text:list-item>
              <text:p text:style-name="P42">明顯例子，視覺。</text:p>
              <text:list>
                <text:list-item>
                  <text:p text:style-name="P48"><text:span text:style-name="T2">（相關描述在 </text:span><text:span text:style-name="T4">歷史人物</text:span><text:span text:style-name="T2"> 文件群的 </text:span><text:span text:style-name="T4">蘇格拉底</text:span><text:span text:style-name="T2">的 </text:span><text:span text:style-name="T4">明顯例子，視覺</text:span><text:span text:style-name="T2">）</text:span></text:p>
                </text:list-item>
                <text:list-item>
                  <text:p text:style-name="P4">光的 亮、暗 變化 <text:span text:style-name="T17">↔</text:span><text:span text:style-name="T6"> 量變</text:span>。</text:p>
                  <text:list>
                    <text:list-item>
                      <text:p text:style-name="P12">光的 <text:span text:style-name="T8">色調值、濃度值、亮度值</text:span> 變化 <text:span text:style-name="T17">↔</text:span><text:span text:style-name="T6"> 量變、能量型質變、振幅型量變、頻率型量變</text:span>。</text:p>
                    </text:list-item>
                  </text:list>
                </text:list-item>
                <text:list-item>
                  <text:p text:style-name="P12">光 從 光 變成 化學能、電訊號 <text:span text:style-name="T17">↔</text:span><text:span text:style-name="T6"> 質變、能量型質變、（從弦波）編碼（成方波）型質變</text:span>。</text:p>
                  <text:list>
                    <text:list-item>
                      <text:p text:style-name="P2">光 <text:span text:style-name="T18">↔</text:span><text:span text:style-name="T7"> 電磁波、弦波</text:span>。</text:p>
                    </text:list-item>
                    <text:list-item>
                      <text:p text:style-name="P3">電訊號 <text:span text:style-name="T18">↔</text:span><text:span text:style-name="T7"> 電能、方波</text:span>。</text:p>
                    </text:list-item>
                  </text:list>
                </text:list-item>
              </text:list>
            </text:list-item>
            <text:list-item>
              <text:p text:style-name="P3">明顯例子，馬達。</text:p>
              <text:list>
                <text:list-item>
                  <text:p text:style-name="P11">光、磁場 的 大、小 變化 <text:span text:style-name="T17">↔</text:span><text:span text:style-name="T6"> 量變、能量型量變、光型量變、磁場型量變</text:span>。</text:p>
                </text:list-item>
                <text:list-item>
                  <text:p text:style-name="P11">光、能量 從 光 變成 力 <text:span text:style-name="T17">↔</text:span><text:span text:style-name="T6"> 質變、能量型質變</text:span>。</text:p>
                </text:list-item>
              </text:list>
            </text:list-item>
            <text:list-item>
              <text:p text:style-name="P5">明顯例子，物體 自由落體。</text:p>
              <text:list>
                <text:list-item>
                  <text:p text:style-name="P7">位能 從 大 變成 小 <text:span text:style-name="T17">↔</text:span><text:span text:style-name="T6"> 量變</text:span>。</text:p>
                  <text:list>
                    <text:list-item>
                      <text:p text:style-name="P10">從 位能 變成 位能 <text:span text:style-name="T17">↔</text:span><text:span text:style-name="T6"> 量變、能量型量變、位能型量變</text:span>。</text:p>
                    </text:list-item>
                  </text:list>
                </text:list-item>
                <text:list-item>
                  <text:p text:style-name="P6">能量 從 位能 變成 動能 <text:span text:style-name="T17">↔</text:span><text:span text:style-name="T6"> 質變</text:span>。</text:p>
                  <text:list>
                    <text:list-item>
                      <text:p text:style-name="P10">從 位能 變成 動能 <text:span text:style-name="T17">↔</text:span><text:span text:style-name="T6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7">明顯例子，<text:span text:style-name="T9">E = </text:span><text:span text:style-name="T10">m * c</text:span><text:span text:style-name="T1">2</text:span>。</text:p>
              <text:list>
                <text:list-item>
                  <text:p text:style-name="P7">從 能量 變成 能量 <text:span text:style-name="T17">↔</text:span><text:span text:style-name="T6"> 量變</text:span>。</text:p>
                </text:list-item>
                <text:list-item>
                  <text:p text:style-name="P7">從 能量 變成 物質 <text:span text:style-name="T17">↔</text:span><text:span text:style-name="T6"> 質變</text:span>。</text:p>
                </text:list-item>
              </text:list>
            </text:list-item>
            <text:list-item>
              <text:p text:style-name="P8">明顯例子。</text:p>
              <text:list>
                <text:list-item>
                  <text:p text:style-name="P8"><text:span text:style-name="T11">從 第一個&lt;?</text:span><text:span text:style-name="T12">a&gt;個體</text:span><text:span text:style-name="T11"> 變成 第二個&lt;?</text:span><text:span text:style-name="T12">a&gt;個體</text:span> <text:span text:style-name="T17">↔</text:span><text:span text:style-name="T6"> 量變、宗態層級型量變</text:span>。</text:p>
                </text:list-item>
                <text:list-item>
                  <text:p text:style-name="P9"><text:span text:style-name="T11">從 &lt;?</text:span><text:span text:style-name="T12">a&gt;個體</text:span><text:span text:style-name="T11"> 變成 &lt;?</text:span><text:span text:style-name="T12">b&gt;個</text:span><text:span text:style-name="T16">體</text:span> <text:span text:style-name="T17">↔</text:span><text:span text:style-name="T6"> 質變、宗態層級型質變</text:span>。</text:p>
                </text:list-item>
              </text:list>
            </text:list-item>
            <text:list-item>
              <text:p text:style-name="P9">明顯例子。</text:p>
              <text:list>
                <text:list-item>
                  <text:p text:style-name="P9">假定，第一個個體 要 維護、增加 權力、金錢、名聲。</text:p>
                  <text:list>
                    <text:list-item>
                      <text:p text:style-name="P13">要 <text:span text:style-name="T17">↔</text:span><text:span text:style-name="T6"> 想要、需要、已經要、正在要、即將要</text:span>。</text:p>
                    </text:list-item>
                    <text:list-item>
                      <text:p text:style-name="P13">維護 <text:span text:style-name="T17">↔</text:span><text:span text:style-name="T6"> 維持</text:span>。</text:p>
                    </text:list-item>
                    <text:list-item>
                      <text:p text:style-name="P13">增加 <text:span text:style-name="T17">↔</text:span><text:span text:style-name="T6"> 提升、昇華</text:span>。</text:p>
                    </text:list-item>
                    <text:list-item>
                      <text:p text:style-name="P49">權力 <text:span text:style-name="T17">↔</text:span><text:span text:style-name="T6"> </text:span>權力、權利、權限。</text:p>
                    </text:list-item>
                    <text:list-item>
                      <text:p text:style-name="P16">金錢 <text:span text:style-name="T17">↔</text:span><text:span text:style-name="T6"> 利益、資產、資源</text:span>。</text:p>
                    </text:list-item>
                    <text:list-item>
                      <text:p text:style-name="P16">名聲 <text:span text:style-name="T17">↔</text:span><text:span text:style-name="T6"> 名號、</text:span>職位、身分。</text:p>
                    </text:list-item>
                  </text:list>
                </text:list-item>
                <text:list-item>
                  <text:p text:style-name="P15">第一個個體 有機率使用 權力 維護、增加 權力。</text:p>
                  <text:list>
                    <text:list-item>
                      <text:p text:style-name="P17">從 權力 變成 權力 <text:span text:style-name="T17">↔</text:span><text:span text:style-name="T6"> 量變</text:span>。</text:p>
                      <text:list>
                        <text:list-item>
                          <text:p text:style-name="P18">從 權力 變成（（已經、正在、即將）（維護、增加 的）權力）<text:span text:style-name="T17">↔</text:span><text:span text:style-name="T6"> 量變</text:span>。</text:p>
                        </text:list-item>
                        <text:list-item>
                          <text:p text:style-name="P18">從 <text:span text:style-name="T11">((維護、增加)權力)</text:span> 變成（<text:span text:style-name="T11">(已經、正在、即將)(維護、增加 的)</text:span>權力）<text:span text:style-name="T17">↔</text:span><text:span text:style-name="T6"> 量變</text:span>。</text:p>
                        </text:list-item>
                      </text:list>
                    </text:list-item>
                    <text:list-item>
                      <text:p text:style-name="P15">明顯例子，馬太效應、慣性思維。</text:p>
                    </text:list-item>
                    <text:list-item>
                      <text:p text:style-name="P15">抽象例子，存在、內捲、內在機制的運作。</text:p>
                    </text:list-item>
                  </text:list>
                </text:list-item>
                <text:list-item>
                  <text:p text:style-name="P23">第一個個體 有機率 自己去、指揮第二個個體 做 某一特定事情，維護、增加 權力。</text:p>
                  <text:list>
                    <text:list-item>
                      <text:p text:style-name="P24">從 做 變成 權力 <text:span text:style-name="T17">↔</text:span><text:span text:style-name="T6"> 質變</text:span>。</text:p>
                      <text:list>
                        <text:list-item>
                          <text:p text:style-name="P23">從 權力 變成 做 變成 權力 <text:span text:style-name="T17">↔</text:span><text:span text:style-name="T6"> 質變</text:span>。</text:p>
                        </text:list-item>
                        <text:list-item>
                          <text:p text:style-name="P25"><text:span text:style-name="T11">從（維護、增加 權力）</text:span>變成（做 該事情）變成（維護、增加 權力）<text:span text:style-name="T6"> </text:span><text:span text:style-name="T17">↔</text:span><text:span text:style-name="T6"> 質變</text:span>。</text:p>
                        </text:list-item>
                        <text:list-item>
                          <text:p text:style-name="P14">事情 <text:span text:style-name="T17">↔</text:span><text:span text:style-name="T6"> 事件。</text:span></text:p>
                          <text:list>
                            <text:list-item>
                              <text:p text:style-name="P14">事情 <text:span text:style-name="T17">↔</text:span><text:span text:style-name="T6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明顯例子，改革、改變思維。</text:p>
                    </text:list-item>
                    <text:list-item>
                      <text:p text:style-name="P14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14">明顯例子，假定，第一個個體 是 群體的 立法委員。</text:p>
              <text:list>
                <text:list-item>
                  <text:p text:style-name="P19">假定，第一個個體 要 維護、增加 立法委員的 權力。</text:p>
                </text:list-item>
                <text:list-item>
                  <text:p text:style-name="P19">假定，第一個個體 立法，維持、增加 立法委員的 權力。</text:p>
                  <text:list>
                    <text:list-item>
                      <text:p text:style-name="P21">從 立法委員的權力 變成 立法委員的權力 <text:span text:style-name="T17">↔</text:span><text:span text:style-name="T6"> 量變</text:span>。</text:p>
                      <text:list>
                        <text:list-item>
                          <text:p text:style-name="P20">從 立法委員的（立法）權力 變成（該）立法委員（要）的權力 <text:span text:style-name="T17">↔</text:span><text:span text:style-name="T6"> 量變</text:span>。</text:p>
                        </text:list-item>
                      </text:list>
                    </text:list-item>
                    <text:list-item>
                      <text:p text:style-name="P36">從 權力 變成 權力 <text:span text:style-name="T17">↔</text:span><text:span text:style-name="T6"> 量變</text:span>。</text:p>
                    </text:list-item>
                  </text:list>
                </text:list-item>
                <text:list-item>
                  <text:p text:style-name="P22">假定，第一個個體 聚集群眾 →<text:span text:style-name="T19"> 消失</text:span> 某一特定（其他）立法委員 →<text:span text:style-name="T19"> </text:span>強行 立 某一特定法。</text:p>
                  <text:list>
                    <text:list-item>
                      <text:p text:style-name="P27">假定，該法 是 <text:span text:style-name="T6">能夠 </text:span>維護、增加 立法委員的 權力的 法律。</text:p>
                    </text:list-item>
                    <text:list-item>
                      <text:p text:style-name="P26">從（聚集→消失→立法）變成 權力 <text:span text:style-name="T17">↔</text:span><text:span text:style-name="T6"> 質變</text:span>。</text:p>
                      <text:list>
                        <text:list-item>
                          <text:p text:style-name="P37">從（權力 以外的 其他個體）變成 權力 <text:span text:style-name="T17">↔</text:span><text:span text:style-name="T6"> 質變</text:span>。</text:p>
                          <text:list>
                            <text:list-item>
                              <text:p text:style-name="P37">從（<text:span text:style-name="T11">(立法委員的)權</text:span>力 以外的 其他個體）變成 <text:span text:style-name="T11">(立法委員的)</text:span>權力 <text:span text:style-name="T17">↔</text:span><text:span text:style-name="T6"> 質變</text:span>。</text:p>
                            </text:list-item>
                          </text:list>
                        </text:list-item>
                        <text:list-item>
                          <text:p text:style-name="P28">從 其他個體 變成 權力 <text:span text:style-name="T17">↔</text:span><text:span text:style-name="T6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明顯例子，美國。</text:p>
              <text:list>
                <text:list-item>
                  <text:p text:style-name="P39">英國人 到 美洲 開墾、攻擊印地安人。</text:p>
                  <text:list>
                    <text:list-item>
                      <text:p text:style-name="P39">從 英國人 變成 英國人 <text:span text:style-name="T17">↔</text:span><text:span text:style-name="T6"> 量變</text:span>。</text:p>
                    </text:list-item>
                    <text:list-item>
                      <text:p text:style-name="P40">從（在 英國的）英國人 變成（在 美洲的）英國人 <text:span text:style-name="T17">↔</text:span><text:span text:style-name="T6"> 量變</text:span>。</text:p>
                      <text:list>
                        <text:list-item>
                          <text:p text:style-name="P46">從（在）英國（的英國人）變成（在）美洲（的英國人）<text:span text:style-name="T17">↔</text:span><text:span text:style-name="T6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9">英國人 在 美洲 建國、發表美國獨立宣言。</text:p>
                  <text:list>
                    <text:list-item>
                      <text:p text:style-name="P40">從 英國人 變成 美國人 <text:span text:style-name="T17">↔</text:span><text:span text:style-name="T6"> 質變</text:span>。</text:p>
                      <text:list>
                        <text:list-item>
                          <text:p text:style-name="P47">從 人 變成 人 <text:span text:style-name="T17">↔</text:span><text:span text:style-name="T6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明顯例子，中國。</text:p>
              <text:list>
                <text:list-item>
                  <text:p text:style-name="P40">文化大革命。</text:p>
                  <text:list>
                    <text:list-item>
                      <text:p text:style-name="P40">從（正在傳承 的）中國人 變成（摧毀傳承 的）中國人 <text:span text:style-name="T17">↔</text:span><text:span text:style-name="T6"> 量變</text:span>。</text:p>
                    </text:list-item>
                  </text:list>
                </text:list-item>
                <text:list-item>
                  <text:p text:style-name="P40">武漢革命。</text:p>
                  <text:list>
                    <text:list-item>
                      <text:p text:style-name="P40">從 清朝人 變成 中國人 <text:span text:style-name="T17">↔</text:span><text:span text:style-name="T6"> 質變</text:span>。</text:p>
                    </text:list-item>
                  </text:list>
                </text:list-item>
              </text:list>
            </text:list-item>
            <text:list-item>
              <text:p text:style-name="P28">明顯例子。</text:p>
              <text:list>
                <text:list-item>
                  <text:p text:style-name="P28">假定，攝<text:span text:style-name="T11">氏</text:span><text:span text:style-name="T13">10000</text:span><text:span text:style-name="T20">度，某一特定個體 是</text:span><text:span text:style-name="T13"> 1%液態、9</text:span><text:span text:style-name="T14">9</text:span><text:span text:style-name="T13">%固態</text:span><text:span text:style-name="T20">。</text:span></text:p>
                </text:list-item>
                <text:list-item>
                  <text:p text:style-name="P29">假定，攝<text:span text:style-name="T11">氏</text:span><text:span text:style-name="T13">100000000</text:span><text:span text:style-name="T20">度，該個體 是</text:span><text:span text:style-name="T13"> </text:span><text:span text:style-name="T15">99</text:span><text:span text:style-name="T13">%液態、</text:span><text:span text:style-name="T15">1</text:span><text:span text:style-name="T13">%固態</text:span>。</text:p>
                  <text:list>
                    <text:list-item>
                      <text:p text:style-name="P29">從 攝<text:span text:style-name="T11">氏</text:span><text:span text:style-name="T13">10000度 到 </text:span><text:span text:style-name="T11">攝氏</text:span><text:span text:style-name="T13">100000000</text:span><text:span text:style-name="T20">度，從 </text:span><text:span text:style-name="T13">1%液態</text:span><text:span text:style-name="T20"> 到 </text:span><text:span text:style-name="T15">99</text:span><text:span text:style-name="T13">%液態</text:span><text:span text:style-name="T20"> </text:span><text:span text:style-name="T17">↔</text:span><text:span text:style-name="T6"> 量變</text:span>。</text:p>
                    </text:list-item>
                  </text:list>
                </text:list-item>
                <text:list-item>
                  <text:p text:style-name="P30">假定，其他個體 認定，攝<text:span text:style-name="T11">氏</text:span><text:span text:style-name="T13">10000度、9</text:span><text:span text:style-name="T14">9</text:span><text:span text:style-name="T13">%固態</text:span><text:span text:style-name="T20">，該個體 是 固態個體</text:span>。</text:p>
                </text:list-item>
                <text:list-item>
                  <text:p text:style-name="P32">假定，其他個體 認定，攝<text:span text:style-name="T11">氏</text:span><text:span text:style-name="T13">100000000度、</text:span><text:span text:style-name="T15">99</text:span><text:span text:style-name="T13">%液態</text:span><text:span text:style-name="T20">，該個體 是 液態個體</text:span>。</text:p>
                  <text:list>
                    <text:list-item>
                      <text:p text:style-name="P31">從 攝<text:span text:style-name="T11">氏</text:span><text:span text:style-name="T13">10000度 到 </text:span><text:span text:style-name="T11">攝氏</text:span><text:span text:style-name="T13">100000000</text:span><text:span text:style-name="T20">度，從 固態個體 到 液態個體 </text:span><text:span text:style-name="T17">↔</text:span><text:span text:style-name="T6"> 質變</text:span>。</text:p>
                    </text:list-item>
                  </text:list>
                </text:list-item>
                <text:list-item>
                  <text:p text:style-name="P33">從 攝<text:span text:style-name="T11">氏</text:span><text:span text:style-name="T13">10000度 到 </text:span><text:span text:style-name="T11">攝氏</text:span><text:span text:style-name="T13">100000000</text:span><text:span text:style-name="T20">度，該個體的 變化（同時）是 量變、質變</text:span>。</text:p>
                  <text:list>
                    <text:list-item>
                      <text:p text:style-name="P33">假定，以 液態的佔比 為 座標系。</text:p>
                      <text:list>
                        <text:list-item>
                          <text:p text:style-name="P33">該個體 是 量變。</text:p>
                        </text:list-item>
                      </text:list>
                    </text:list-item>
                    <text:list-item>
                      <text:p text:style-name="P33">假定，以 相態 為 座標系。</text:p>
                      <text:list>
                        <text:list-item>
                          <text:p text:style-name="P33">該個體 是 質變。</text:p>
                        </text:list-item>
                      </text:list>
                    </text:list-item>
                    <text:list-item>
                      <text:p text:style-name="P33">假定，以 該個體 為 座標系。</text:p>
                      <text:list>
                        <text:list-item>
                          <text:p text:style-name="P34">該個體 <text:span text:style-name="T20">是 量變、質變、量質二相性</text:span>。</text:p>
                          <text:list>
                            <text:list-item>
                              <text:p text:style-name="P35"><text:span text:style-name="T20">量質二相性 </text:span><text:span text:style-name="T17">↔</text:span><text:span text:style-name="T6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14:16:23.760000000</dc:date>
    <meta:editing-duration>P19DT2H56M57S</meta:editing-duration>
    <meta:editing-cycles>16528</meta:editing-cycles>
    <meta:document-statistic meta:table-count="0" meta:image-count="0" meta:object-count="0" meta:page-count="1" meta:paragraph-count="89" meta:word-count="1639" meta:character-count="2109" meta:non-whitespace-character-count="1819"/>
  </office:meta>
</office:document-meta>
</file>